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MT" fo:font-size="10.5pt" style:font-name-asian="ArialMT" style:font-size-asian="10.5pt" style:font-name-complex="ArialMT" style:font-size-complex="10.5pt"/>
    </style:style>
    <style:style style:name="P2" style:family="paragraph" style:parent-style-name="Standard">
      <style:paragraph-properties style:text-autospace="none"/>
      <style:text-properties fo:color="#000000" style:font-name="ArialMT" fo:font-size="10.5pt" style:font-name-asian="ArialMT" style:font-size-asian="10.5pt" style:font-name-complex="ArialMT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rialMT" fo:font-size="10.5pt" fo:font-weight="bold" style:font-name-asian="ArialMT" style:font-size-asian="10.5pt" style:font-weight-asian="bold" style:font-name-complex="ArialMT" style:font-size-complex="10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555555" style:font-name="ArialMT" fo:font-size="10.5pt" style:font-name-asian="ArialMT" style:font-size-asian="10.5pt" style:font-name-complex="ArialMT" style:font-size-complex="10.5pt"/>
    </style:style>
    <style:style style:name="P6" style:family="paragraph" style:parent-style-name="Standard">
      <style:paragraph-properties fo:text-align="start" style:justify-single-word="false" style:text-autospace="none"/>
      <style:text-properties fo:color="#555555" style:font-name="ArialMT" fo:font-size="10.5pt" fo:font-weight="bold" style:font-name-asian="ArialMT" style:font-size-asian="10.5pt" style:font-weight-asian="bold" style:font-name-complex="ArialMT" style:font-size-complex="10.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555555" style:font-name="Arial-BoldMT" fo:font-size="10.5pt" fo:font-weight="bold" style:font-name-asian="Arial-BoldMT" style:font-size-asian="10.5pt" style:font-weight-asian="bold" style:font-name-complex="Arial-BoldMT" style:font-size-complex="10.5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ff0000" style:font-name="Arial-BoldMT" fo:font-size="10.5pt" fo:font-weight="bold" style:font-name-asian="Arial-BoldMT" style:font-size-asian="10.5pt" style:font-weight-asian="bold" style:font-name-complex="Arial-BoldMT" style:font-size-complex="10.5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555555" style:font-name="ArialMT" fo:font-size="10.5pt" style:font-name-asian="ArialMT" style:font-size-asian="10.5pt" style:font-name-complex="ArialMT" style:font-size-complex="10.5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555555" style:font-name="Arial-BoldMT" fo:font-size="10.5pt" fo:font-weight="bold" style:font-name-asian="Arial-BoldMT" style:font-size-asian="10.5pt" style:font-weight-asian="bold" style:font-name-complex="Arial-BoldMT" style:font-size-complex="10.5pt" style:font-weight-complex="bold"/>
    </style:style>
    <style:style style:name="P11" style:family="paragraph" style:parent-style-name="Standard">
      <style:paragraph-properties fo:text-align="start" style:justify-single-word="false" fo:background-color="transparent" style:text-autospace="none">
        <style:tab-stops>
          <style:tab-stop style:position="16.351cm"/>
        </style:tab-stops>
        <style:background-image/>
      </style:paragraph-properties>
      <style:text-properties fo:color="#555555" style:font-name="Arial-BoldMT" fo:font-size="13pt" fo:font-weight="bold" style:font-name-asian="Arial-BoldMT" style:font-size-asian="13pt" style:font-weight-asian="bold" style:font-name-complex="Arial-BoldMT" style:font-size-complex="13pt" style:font-weight-complex="bold"/>
    </style:style>
    <style:style style:name="P12" style:family="paragraph" style:parent-style-name="Standard">
      <style:paragraph-properties fo:text-align="center" style:justify-single-word="false" fo:background-color="transparent" style:text-autospace="none">
        <style:tab-stops>
          <style:tab-stop style:position="16.351cm"/>
        </style:tab-stops>
        <style:background-image/>
      </style:paragraph-properties>
      <style:text-properties fo:color="#000000" style:font-name="Arial-BoldMT" fo:font-size="15pt" fo:font-weight="bold" style:font-name-asian="Arial-BoldMT" style:font-size-asian="15pt" style:font-weight-asian="bold" style:font-name-complex="Arial-BoldMT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00" fo:font-size="20pt" style:font-size-asian="20pt" style:font-size-complex="20pt"/>
    </style:style>
    <style:style style:name="T4" style:family="text">
      <style:text-properties fo:color="#ff0000" fo:font-size="15pt" style:font-size-asian="15pt" style:font-size-complex="15pt"/>
    </style:style>
    <style:style style:name="T5" style:family="text">
      <style:text-properties fo:color="#ff0000" style:font-name="ArialMT" fo:font-size="15pt" style:font-name-asian="ArialMT" style:font-size-asian="15pt" style:font-name-complex="ArialMT" style:font-size-complex="15pt"/>
    </style:style>
    <style:style style:name="T6" style:family="text">
      <style:text-properties style:use-window-font-color="true" fo:font-size="20pt" style:font-size-asian="20pt" style:font-size-complex="20pt"/>
    </style:style>
    <style:style style:name="T7" style:family="text">
      <style:text-properties style:use-window-font-color="true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issimi amici,</text:p>
      <text:p text:style-name="P5">ce l'abbiamo fatta!!! Anche quest'anno riusciremo a fare la "Campagna Olio".</text:p>
      <text:p text:style-name="P6"/>
      <text:p text:style-name="P5">Come già sapete la produzione di quest'anno è stata scarsissima e i prezzi sono aumentati.</text:p>
      <text:p text:style-name="P5">Mi aspettavo di peggio...dico la verità. </text:p>
      <text:p text:style-name="P7">Le prenotazioni dovranno pervenire entro il giorno <text:s/><text:span text:style-name="T4">20 NOVEMBRE</text:span></text:p>
      <text:p text:style-name="P11"><text:span text:style-name="T7">La distribuzione avverra' il giorno</text:span><text:span text:style-name="T6"> </text:span><text:span text:style-name="T4">SABATO 9 dicembre </text:span><text:span text:style-name="T5">in Via Dragoni, 59</text:span></text:p>
      <text:p text:style-name="P12">Orario: 9,30-12,30; 15,30-17,30</text:p>
      <text:p text:style-name="P7"/>
      <text:p text:style-name="P8">PAGAMENTO CON <text:span text:style-name="T1">"CONTANTE <text:s/>CONTATO"</text:span> NON SI POTRA' DARE IL RESTO</text:p>
      <text:p text:style-name="P7"/>
      <text:p text:style-name="P5">Come al solito vi prego, quindi, di compilare il modulo di prenotazione e di farlo recapitare nelle</text:p>
      <text:p text:style-name="P5">consuete modalita' ed entro la data indicata.</text:p>
      <text:p text:style-name="P4"/>
      <text:p text:style-name="P1">N.B. Le etichette, i logo ecc. potranno essere diversi da quelli illustrati nelle foto, ma saranno relativi</text:p>
      <text:p text:style-name="P1">sempre e comunque al frantoio Bonifazi di Fara Sabina che detiene vari marchi.</text:p>
      <text:p text:style-name="P1"/>
      <text:p text:style-name="P3">Fate conoscere ad amici e parenti questa iniziativa...ve ne saranno grati e ricordate che una lattina da 5lt. o una bottiglia da 1lt. di olio extravergine saranno un ottimo e gradito regalo per Natale.</text:p>
      <text:p text:style-name="P3"/>
      <text:p text:style-name="P1">Un caro saluto</text:p>
      <text:p text:style-name="P1">Pierangelo</text:p>
      <text:p text:style-name="P1">335 5780092</text:p>
      <text:p text:style-name="P2"><text:s/>forlifreelife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tro  Agnoletti</meta:initial-creator>
    <meta:creation-date>2020-10-07T18:18:00.25</meta:creation-date>
    <dc:date>2023-11-09T17:38:32.21</dc:date>
    <dc:creator>Pietro  Agnoletti</dc:creator>
    <meta:editing-duration>PT10M15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1" meta:paragraph-count="17" meta:word-count="163" meta:character-count="1039"/>
  </office:meta>
</office:document-meta>
</file>